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Wellenlänge</text:p>
          </table:table-cell>
          <table:table-cell office:value-type="string">
            <text:p>Breite</text:p>
          </table:table-cell>
          <table:table-cell office:value-type="string">
            <text:p>Auflösung</text:p>
          </table:table-cell>
          <table:table-cell office:value-type="string">
            <text:p>Abstand</text:p>
          </table:table-cell>
          <table:table-cell office:value-type="string">
            <text:p>Abstandsquadrate</text:p>
          </table:table-cell>
        </table:table-row>
        <table:table-row table:style-name="ro2">
          <table:table-cell table:number-columns-repeated="2"/>
          <table:table-cell office:value-type="float" office:value="4131.74">
            <text:p>4131.74</text:p>
          </table:table-cell>
          <table:table-cell office:value-type="float" office:value="0.33619">
            <text:p>0.33619</text:p>
          </table:table-cell>
          <table:table-cell table:formula="of:=[.C4]/[.D4]" office:value-type="float" office:value="12289.895594753">
            <text:p>12289.895594753</text:p>
          </table:table-cell>
          <table:table-cell table:formula="of:=[.E4]-[.E20]" office:value-type="float" office:value="-1373.417862748">
            <text:p>-1373.417862748</text:p>
          </table:table-cell>
          <table:table-cell table:formula="of:=[.F4]*[.F4]" office:value-type="float" office:value="1886276.62571529">
            <text:p>1886276.62571529</text:p>
          </table:table-cell>
        </table:table-row>
        <table:table-row table:style-name="ro2">
          <table:table-cell table:number-columns-repeated="2"/>
          <table:table-cell office:value-type="float" office:value="4158.605">
            <text:p>4158.605</text:p>
          </table:table-cell>
          <table:table-cell office:value-type="float" office:value="0.35516">
            <text:p>0.35516</text:p>
          </table:table-cell>
          <table:table-cell table:formula="of:=[.C5]/[.D5]" office:value-type="float" office:value="11709.1029395202">
            <text:p>11709.1029395202</text:p>
          </table:table-cell>
          <table:table-cell table:formula="of:=[.E5]-[.E21]" office:value-type="float" office:value="-1954.21051798075">
            <text:p>-1954.2105179808</text:p>
          </table:table-cell>
          <table:table-cell table:formula="of:=[.F5]*[.F5]" office:value-type="float" office:value="3818938.7485866">
            <text:p>3818938.7485866</text:p>
          </table:table-cell>
        </table:table-row>
        <table:table-row table:style-name="ro2">
          <table:table-cell table:number-columns-repeated="2"/>
          <table:table-cell office:value-type="float" office:value="4277.536">
            <text:p>4277.536</text:p>
          </table:table-cell>
          <table:table-cell office:value-type="float" office:value="0.30024">
            <text:p>0.30024</text:p>
          </table:table-cell>
          <table:table-cell table:formula="of:=[.C6]/[.D6]" office:value-type="float" office:value="14247.0556887823">
            <text:p>14247.0556887823</text:p>
          </table:table-cell>
          <table:table-cell table:formula="of:=[.E6]-[.E22]" office:value-type="float" office:value="583.742231281341">
            <text:p>583.7422312813</text:p>
          </table:table-cell>
          <table:table-cell table:formula="of:=[.F6]*[.F6]" office:value-type="float" office:value="340754.992581319">
            <text:p>340754.992581319</text:p>
          </table:table-cell>
        </table:table-row>
        <table:table-row table:style-name="ro2">
          <table:table-cell table:number-columns-repeated="2"/>
          <table:table-cell office:value-type="float" office:value="4300.105">
            <text:p>4300.105</text:p>
          </table:table-cell>
          <table:table-cell office:value-type="float" office:value="0.29627">
            <text:p>0.29627</text:p>
          </table:table-cell>
          <table:table-cell table:formula="of:=[.C7]/[.D7]" office:value-type="float" office:value="14514.1425051473">
            <text:p>14514.1425051473</text:p>
          </table:table-cell>
          <table:table-cell table:formula="of:=[.E7]-[.E23]" office:value-type="float" office:value="850.829047646363">
            <text:p>850.8290476464</text:p>
          </table:table-cell>
          <table:table-cell table:formula="of:=[.F7]*[.F7]" office:value-type="float" office:value="723910.068318816">
            <text:p>723910.068318816</text:p>
          </table:table-cell>
        </table:table-row>
        <table:table-row table:style-name="ro2">
          <table:table-cell table:number-columns-repeated="2"/>
          <table:table-cell office:value-type="float" office:value="4348.055">
            <text:p>4348.055</text:p>
          </table:table-cell>
          <table:table-cell office:value-type="float" office:value="0.29041">
            <text:p>0.29041</text:p>
          </table:table-cell>
          <table:table-cell table:formula="of:=[.C8]/[.D8]" office:value-type="float" office:value="14972.1256155091">
            <text:p>14972.1256155091</text:p>
          </table:table-cell>
          <table:table-cell table:formula="of:=[.E8]-[.E24]" office:value-type="float" office:value="1308.81215800814">
            <text:p>1308.8121580082</text:p>
          </table:table-cell>
          <table:table-cell table:formula="of:=[.F8]*[.F8]" office:value-type="float" office:value="1712989.26494993">
            <text:p>1712989.26494993</text:p>
          </table:table-cell>
        </table:table-row>
        <table:table-row table:style-name="ro2">
          <table:table-cell table:number-columns-repeated="2"/>
          <table:table-cell office:value-type="float" office:value="4379.666">
            <text:p>4379.666</text:p>
          </table:table-cell>
          <table:table-cell office:value-type="float" office:value="0.29341">
            <text:p>0.29341</text:p>
          </table:table-cell>
          <table:table-cell table:formula="of:=[.C9]/[.D9]" office:value-type="float" office:value="14926.7782284176">
            <text:p>14926.7782284176</text:p>
          </table:table-cell>
          <table:table-cell table:formula="of:=[.E9]-[.E25]" office:value-type="float" office:value="1263.46477091661">
            <text:p>1263.4647709166</text:p>
          </table:table-cell>
          <table:table-cell table:formula="of:=[.F9]*[.F9]" office:value-type="float" office:value="1596343.22734736">
            <text:p>1596343.22734736</text:p>
          </table:table-cell>
        </table:table-row>
        <table:table-row table:style-name="ro2">
          <table:table-cell table:number-columns-repeated="2"/>
          <table:table-cell office:value-type="float" office:value="4425.986">
            <text:p>4425.986</text:p>
          </table:table-cell>
          <table:table-cell office:value-type="float" office:value="0.28021">
            <text:p>0.28021</text:p>
          </table:table-cell>
          <table:table-cell table:formula="of:=[.C10]/[.D10]" office:value-type="float" office:value="15795.2464223261">
            <text:p>15795.2464223261</text:p>
          </table:table-cell>
          <table:table-cell table:formula="of:=[.E10]-[.E26]" office:value-type="float" office:value="2131.93296482514">
            <text:p>2131.9329648252</text:p>
          </table:table-cell>
          <table:table-cell table:formula="of:=[.F10]*[.F10]" office:value-type="float" office:value="4545138.16650813">
            <text:p>4545138.16650813</text:p>
          </table:table-cell>
        </table:table-row>
        <table:table-row table:style-name="ro2">
          <table:table-cell table:number-columns-repeated="2"/>
          <table:table-cell office:value-type="float" office:value="4545.044">
            <text:p>4545.044</text:p>
          </table:table-cell>
          <table:table-cell office:value-type="float" office:value="0.32626">
            <text:p>0.32626</text:p>
          </table:table-cell>
          <table:table-cell table:formula="of:=[.C11]/[.D11]" office:value-type="float" office:value="13930.7423527248">
            <text:p>13930.7423527248</text:p>
          </table:table-cell>
          <table:table-cell table:formula="of:=[.E11]-[.E27]" office:value-type="float" office:value="267.428895223851">
            <text:p>267.4288952239</text:p>
          </table:table-cell>
          <table:table-cell table:formula="of:=[.F11]*[.F11]" office:value-type="float" office:value="71518.2140006496">
            <text:p>71518.2140006496</text:p>
          </table:table-cell>
        </table:table-row>
        <table:table-row table:style-name="ro2">
          <table:table-cell table:number-columns-repeated="2"/>
          <table:table-cell office:value-type="float" office:value="4589.892">
            <text:p>4589.892</text:p>
          </table:table-cell>
          <table:table-cell office:value-type="float" office:value="0.30183">
            <text:p>0.30183</text:p>
          </table:table-cell>
          <table:table-cell table:formula="of:=[.C12]/[.D12]" office:value-type="float" office:value="15206.878043932">
            <text:p>15206.878043932</text:p>
          </table:table-cell>
          <table:table-cell table:formula="of:=[.E12]-[.E28]" office:value-type="float" office:value="1543.56458643105">
            <text:p>1543.5645864311</text:p>
          </table:table-cell>
          <table:table-cell table:formula="of:=[.F12]*[.F12]" office:value-type="float" office:value="2382591.63248405">
            <text:p>2382591.63248405</text:p>
          </table:table-cell>
        </table:table-row>
        <table:table-row table:style-name="ro2">
          <table:table-cell table:number-columns-repeated="2"/>
          <table:table-cell office:value-type="float" office:value="4806.02">
            <text:p>4806.02</text:p>
          </table:table-cell>
          <table:table-cell office:value-type="float" office:value="0.29011">
            <text:p>0.29011</text:p>
          </table:table-cell>
          <table:table-cell table:formula="of:=[.C13]/[.D13]" office:value-type="float" office:value="16566.1990279549">
            <text:p>16566.1990279549</text:p>
          </table:table-cell>
          <table:table-cell table:formula="of:=[.E13]-[.E29]" office:value-type="float" office:value="2902.88557045395">
            <text:p>2902.885570454</text:p>
          </table:table-cell>
          <table:table-cell table:formula="of:=[.F13]*[.F13]" office:value-type="float" office:value="8426744.63514974">
            <text:p>8426744.63514974</text:p>
          </table:table-cell>
        </table:table-row>
        <table:table-row table:style-name="ro2">
          <table:table-cell table:number-columns-repeated="2"/>
          <table:table-cell office:value-type="float" office:value="5017.182">
            <text:p>5017.182</text:p>
          </table:table-cell>
          <table:table-cell office:value-type="float" office:value="0.29894">
            <text:p>0.29894</text:p>
          </table:table-cell>
          <table:table-cell table:formula="of:=[.C14]/[.D14]" office:value-type="float" office:value="16783.2407841038">
            <text:p>16783.2407841038</text:p>
          </table:table-cell>
          <table:table-cell table:formula="of:=[.E14]-[.E30]" office:value-type="float" office:value="3119.92732660286">
            <text:p>3119.9273266029</text:p>
          </table:table-cell>
          <table:table-cell table:formula="of:=[.F14]*[.F14]" office:value-type="float" office:value="9733946.52328329">
            <text:p>9733946.52328329</text:p>
          </table:table-cell>
        </table:table-row>
        <table:table-row table:style-name="ro2">
          <table:table-cell table:number-columns-repeated="2"/>
          <table:table-cell office:value-type="float" office:value="5495.875">
            <text:p>5495.875</text:p>
          </table:table-cell>
          <table:table-cell office:value-type="float" office:value="0.39188">
            <text:p>0.39188</text:p>
          </table:table-cell>
          <table:table-cell table:formula="of:=[.C15]/[.D15]" office:value-type="float" office:value="14024.3824640196">
            <text:p>14024.3824640196</text:p>
          </table:table-cell>
          <table:table-cell table:formula="of:=[.E15]-[.E31]" office:value-type="float" office:value="361.069006518632">
            <text:p>361.0690065186</text:p>
          </table:table-cell>
          <table:table-cell table:formula="of:=[.F15]*[.F15]" office:value-type="float" office:value="130370.827468352">
            <text:p>130370.827468352</text:p>
          </table:table-cell>
        </table:table-row>
        <table:table-row table:style-name="ro2">
          <table:table-cell table:number-columns-repeated="2"/>
          <table:table-cell office:value-type="float" office:value="5606.712">
            <text:p>5606.712</text:p>
          </table:table-cell>
          <table:table-cell office:value-type="float" office:value="0.45649">
            <text:p>0.45649</text:p>
          </table:table-cell>
          <table:table-cell table:formula="of:=[.C16]/[.D16]" office:value-type="float" office:value="12282.223049793">
            <text:p>12282.223049793</text:p>
          </table:table-cell>
          <table:table-cell table:formula="of:=[.E16]-[.E32]" office:value-type="float" office:value="-1381.09040770798">
            <text:p>-1381.090407708</text:p>
          </table:table-cell>
          <table:table-cell table:formula="of:=[.F16]*[.F16]" office:value-type="float" office:value="1907410.714263">
            <text:p>1907410.714263</text:p>
          </table:table-cell>
        </table:table-row>
        <table:table-row table:style-name="ro2">
          <table:table-cell table:number-columns-repeated="2"/>
          <table:table-cell office:value-type="float" office:value="6032.141">
            <text:p>6032.141</text:p>
          </table:table-cell>
          <table:table-cell office:value-type="float" office:value="0.70306">
            <text:p>0.70306</text:p>
          </table:table-cell>
          <table:table-cell table:formula="of:=[.C17]/[.D17]" office:value-type="float" office:value="8579.8381361477">
            <text:p>8579.8381361477</text:p>
          </table:table-cell>
          <table:table-cell table:formula="of:=[.E17]-[.E33]" office:value-type="float" office:value="-5083.47532135327">
            <text:p>-5083.4753213533</text:p>
          </table:table-cell>
          <table:table-cell table:formula="of:=[.F17]*[.F17]" office:value-type="float" office:value="25841721.3428077">
            <text:p>25841721.3428077</text:p>
          </table:table-cell>
        </table:table-row>
        <table:table-row table:style-name="ro2">
          <table:table-cell table:number-columns-repeated="2"/>
          <table:table-cell office:value-type="float" office:value="6416.31">
            <text:p>6416.31</text:p>
          </table:table-cell>
          <table:table-cell office:value-type="float" office:value="0.7034">
            <text:p>0.7034</text:p>
          </table:table-cell>
          <table:table-cell table:formula="of:=[.C18]/[.D18]" office:value-type="float" office:value="9121.851009383">
            <text:p>9121.851009383</text:p>
          </table:table-cell>
          <table:table-cell table:formula="of:=[.E18]-[.E34]" office:value-type="float" office:value="-4541.46244811797">
            <text:p>-4541.462448118</text:p>
          </table:table-cell>
          <table:table-cell table:formula="of:=[.F18]*[.F18]" office:value-type="float" office:value="20624881.1676657">
            <text:p>20624881.167665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Mittelwert:</text:p>
          </table:table-cell>
          <table:table-cell table:formula="of:=AVERAGE([.E4:.E18])" office:value-type="float" office:value="13663.313457501">
            <text:p>13663.313457501</text:p>
          </table:table-cell>
          <table:table-cell office:value-type="string">
            <text:p>Standardabw.</text:p>
          </table:table-cell>
          <table:table-cell table:formula="of:=SQRT(SUM([.G4:.G18])/14)" office:value-type="float" office:value="2445.74756539839">
            <text:p>2445.7475653984</text:p>
          </table:table-cell>
        </table:table-row>
        <table:table-row table:style-name="ro2">
          <table:table-cell table:number-columns-repeated="4"/>
          <table:table-cell table:formula="of:=[.E20]" office:value-type="float" office:value="13663.313457501">
            <text:p>13663.313457501</text:p>
          </table:table-cell>
          <table:table-cell office:value-type="string">
            <text:p>Fehler</text:p>
          </table:table-cell>
          <table:table-cell table:formula="of:=[.G20]/SQRT(15)" office:value-type="float" office:value="631.489305987686">
            <text:p>631.4893059877</text:p>
          </table:table-cell>
        </table:table-row>
        <table:table-row table:style-name="ro2">
          <table:table-cell table:number-columns-repeated="4"/>
          <table:table-cell table:formula="of:=[.E21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22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23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24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25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26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27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28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29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30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31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32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33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34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35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36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37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38]" office:value-type="float" office:value="13663.313457501">
            <text:p>13663.31345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[.E39]" office:value-type="float" office:value="13663.313457501">
            <text:p>13663.313457501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6:59:24</meta:creation-date>
    <dc:date>2014-03-10T17:36:15</dc:date>
    <meta:editing-duration>PT4M30S</meta:editing-duration>
    <meta:editing-cycles>1</meta:editing-cycles>
    <meta:document-statistic meta:table-count="3" meta:cell-count="106" meta:object-count="0"/>
    <meta:generator>LibreOffice/3.5$Linux_X86_64 LibreOffice_project/350m1$Build-2</meta:generator>
  </office:meta>
</office:document-meta>
</file>